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DE884546247A9E9A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00511c" officeooo:paragraph-rsid="0000511c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ry currently not available</text:p>
      <text:p text:style-name="P1">If you need a copy I can take a photo</text:p>
      <text:p text:style-name="P1"/>
      <text:p text:style-name="P1"><draw:frame draw:style-name="fr1" draw:name="Bild1" text:anchor-type="paragraph" svg:width="7.408cm" svg:height="5.874cm" draw:z-index="0"><draw:image xlink:href="Pictures/1000000000000118000000DE884546247A9E9A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20:36:59.009000000</meta:creation-date>
    <dc:date>2021-06-13T20:39:06.476000000</dc:date>
    <meta:editing-duration>PT2M8S</meta:editing-duration>
    <meta:editing-cycles>1</meta:editing-cycles>
    <meta:document-statistic meta:table-count="0" meta:image-count="1" meta:object-count="0" meta:page-count="1" meta:paragraph-count="2" meta:word-count="14" meta:character-count="66" meta:non-whitespace-character-count="54"/>
    <meta:generator>LibreOffice/6.2.1.2$Windows_X86_64 LibreOffice_project/7bcb35dc3024a62dea0caee87020152d1ee96e71</meta:generator>
  </office:meta>
</office:document-meta>
</file>